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5304" calcext:value-type="float">
            <text:p>68.3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9272" calcext:value-type="float">
            <text:p>68.0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0088" calcext:value-type="float">
            <text:p>67.76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3136" calcext:value-type="float">
            <text:p>67.7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9128" calcext:value-type="float">
            <text:p>67.6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8168" calcext:value-type="float">
            <text:p>67.6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5768" calcext:value-type="float">
            <text:p>67.4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6416" calcext:value-type="float">
            <text:p>67.3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632" calcext:value-type="float">
            <text:p>67.1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5208" calcext:value-type="float">
            <text:p>66.8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1136" calcext:value-type="float">
            <text:p>67.0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9672" calcext:value-type="float">
            <text:p>67.4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1448" calcext:value-type="float">
            <text:p>67.2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200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8272" calcext:value-type="float">
            <text:p>67.7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5496" calcext:value-type="float">
            <text:p>67.5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324" calcext:value-type="float">
            <text:p>67.8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1504" calcext:value-type="float">
            <text:p>68.4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8416" calcext:value-type="float">
            <text:p>68.0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1592" calcext:value-type="float">
            <text:p>67.6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9216" calcext:value-type="float">
            <text:p>66.8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8816" calcext:value-type="float">
            <text:p>67.4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4976" calcext:value-type="float">
            <text:p>67.2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2656" calcext:value-type="float">
            <text:p>67.7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0984" calcext:value-type="float">
            <text:p>68.0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8752" calcext:value-type="float">
            <text:p>67.7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2928" calcext:value-type="float">
            <text:p>67.6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0424" calcext:value-type="float">
            <text:p>67.4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4784" calcext:value-type="float">
            <text:p>67.9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7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2024" calcext:value-type="float">
            <text:p>68.7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796" calcext:value-type="float">
            <text:p>67.4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7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5568" calcext:value-type="float">
            <text:p>65.8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7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004" calcext:value-type="float">
            <text:p>65.0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7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6624" calcext:value-type="float">
            <text:p>63.6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5232" calcext:value-type="float">
            <text:p>62.4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6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6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6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8504" calcext:value-type="float">
            <text:p>52.0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3272" calcext:value-type="float">
            <text:p>50.5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6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6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5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5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5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5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5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8696" calcext:value-type="float">
            <text:p>43.6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5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5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5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5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5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64135</text:p>
          </table:table-cell>
          <table:table-cell office:value-type="string" calcext:value-type="string">
            <text:p>Bivins Lake Quad</text:p>
          </table:table-cell>
          <table:table-cell office:value-type="string" calcext:value-type="string">
            <text:p>194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04" meta:object-count="0"/>
    <meta:user-defined meta:name="AppVersion">3.0</meta:user-defined>
  </office:meta>
</office:document-meta>
</file>